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office:value-type="string">
            <text:p>Princess</text:p>
          </table:table-cell>
          <table:table-cell table:style-name="ce0" office:value-type="string">
            <text:p>My! Did you truly succeed in obtaining the
Ancient Wyvern Scale?!</text:p>
          </table:table-cell>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office:value-type="string">
            <text:p>Wonderful! I had no doubt that you could do it!</text:p>
          </table:table-cell>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office:value-type="string">
            <text:p>Now all you shall need to do is to obtain the
tea leaves from Sharusharu's domicile!</text:p>
          </table:table-cell>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office:value-type="string">
            <text:p>Princess</text:p>
          </table:table-cell>
          <table:table-cell table:style-name="ce0" office:value-type="string">
            <text:p>I believe you have already received word of this,
but the Heavenly Palace is under attack by
White Carat at this very moment!</text:p>
          </table:table-cell>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office:value-type="string">
            <text:p>The Chivalric Order is there, under Gaora's
command, but I expect they shan't be able to
control the situation alone.</text:p>
          </table:table-cell>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office:value-type="string">
            <text:p>Please, won't you head there at once?!</text:p>
          </table:table-cell>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office:value-type="string">
            <text:p>Princess</text:p>
          </table:table-cell>
          <table:table-cell table:style-name="ce0" office:value-type="string">
            <text:p>A decisive battle with White Carat on the
Sacred Mountain...</text:p>
          </table:table-cell>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office:value-type="string">
            <text:p>I have faith that you shall defeat her and make
a triumphant return.</text:p>
          </table:table-cell>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she didn't even begin to get serious, and
yet we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ver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via simple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t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an't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4T20:27:12+02:00</meta:creation-date>
    <dc:date>2020-04-24T20:27:12+02:00</dc:date>
    <dc:title>Untitled Spreadsheet</dc:title>
    <dc:description/>
    <dc:subject/>
    <meta:keyword/>
    <meta:user-defined meta:name="Company">Microsoft Corporation</meta:user-defined>
    <meta:user-defined meta:name="category"/>
  </office:meta>
</office:document-meta>
</file>